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0.891cm" fo:min-width="0.641cm"/>
    </style:style>
    <style:style style:name="gr2" style:family="graphic" style:parent-style-name="standard">
      <style:graphic-properties svg:stroke-color="#cccccc" draw:fill-color="#000000" draw:opacity="18%" draw:opacity-name="" draw:textarea-horizontal-align="justify" draw:textarea-vertical-align="middle" draw:auto-grow-height="false" fo:min-height="0.891cm" fo:min-width="0.641cm" draw:shadow="hidden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891cm" fo:min-width="0.64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color="#b2b2b2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5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svg:stroke-color="#0066cc" draw:fill-color="#0066cc" draw:textarea-horizontal-align="justify" draw:textarea-vertical-align="middle" draw:auto-grow-height="false" fo:min-height="0.891cm" fo:min-width="0.641cm"/>
    </style:style>
    <style:style style:name="gr15" style:family="graphic" style:parent-style-name="objectwithoutfill">
      <style:graphic-properties svg:stroke-color="#0066cc" draw:fill="none" draw:textarea-vertical-align="middle"/>
    </style:style>
    <style:style style:name="gr16" style:family="graphic" style:parent-style-name="objectwithoutfill">
      <style:graphic-properties svg:stroke-color="#0066ff" draw:marker-end="Arrow" draw:marker-end-width="0.3cm" draw:fill="none" draw:textarea-vertical-align="middle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-color="#000000" draw:opacity="18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color="#0066ff"/>
    </style:style>
    <style:style style:name="P5" style:family="paragraph">
      <loext:graphic-properties draw:fill="none" draw:fill-color="#ffffff"/>
      <style:text-properties fo:color="#0066ff"/>
    </style:style>
    <style:style style:name="P6" style:family="paragraph">
      <style:text-properties fo:color="#000000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style:text-properties fo:color="#b2b2b2"/>
    </style:style>
    <style:style style:name="P9" style:family="paragraph">
      <loext:graphic-properties draw:fill="none" draw:fill-color="#ffffff"/>
      <style:text-properties fo:color="#b2b2b2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P12" style:family="paragraph">
      <loext:graphic-properties draw:fill-color="#0066cc"/>
      <style:paragraph-properties fo:text-align="center"/>
    </style:style>
    <style:style style:name="P13" style:family="paragraph">
      <style:text-properties fo:color="#3399ff"/>
    </style:style>
    <style:style style:name="P14" style:family="paragraph">
      <loext:graphic-properties draw:fill="none" draw:fill-color="#ffffff"/>
      <style:text-properties fo:color="#3399ff"/>
    </style:style>
    <style:style style:name="P15" style:family="paragraph">
      <style:text-properties fo:color="#b2b2b2" fo:font-size="18pt" style:font-size-asian="18pt" style:font-size-complex="18pt"/>
    </style:style>
    <style:style style:name="P16" style:family="paragraph">
      <loext:graphic-properties draw:fill="none" draw:fill-color="#ffffff"/>
      <style:text-properties fo:color="#b2b2b2" fo:font-size="18pt" style:font-size-asian="18pt" style:font-size-complex="18pt"/>
    </style:style>
    <style:style style:name="P17" style:family="paragraph">
      <loext:graphic-properties draw:fill-color="#ffffff"/>
    </style:style>
    <style:style style:name="T1" style:family="text">
      <style:text-properties fo:color="#0066ff"/>
    </style:style>
    <style:style style:name="T2" style:family="text">
      <style:text-properties fo:color="#0066ff" style:text-position="-33% 58%" fo:font-size="18pt" style:font-size-asian="18pt" style:font-size-complex="18pt"/>
    </style:style>
    <style:style style:name="T3" style:family="text">
      <style:text-properties fo:color="#0066ff" fo:font-size="15pt" style:font-size-asian="15pt" style:font-size-complex="15pt"/>
    </style:style>
    <style:style style:name="T4" style:family="text">
      <style:text-properties fo:color="#0066ff" style:text-position="-33% 58%"/>
    </style:style>
    <style:style style:name="T5" style:family="text">
      <style:text-properties fo:color="#0066ff" style:text-position="0% 100%" fo:font-size="15pt" style:font-size-asian="15pt" style:font-size-complex="15pt"/>
    </style:style>
    <style:style style:name="T6" style:family="text">
      <style:text-properties fo:color="#000000"/>
    </style:style>
    <style:style style:name="T7" style:family="text">
      <style:text-properties fo:color="#b2b2b2"/>
    </style:style>
    <style:style style:name="T8" style:family="text">
      <style:text-properties fo:color="#3399ff" style:text-position="0% 100%" fo:font-size="15pt" style:font-size-asian="15pt" style:font-size-complex="15pt"/>
    </style:style>
    <style:style style:name="T9" style:family="text">
      <style:text-properties fo:color="#3399ff"/>
    </style:style>
    <style:style style:name="T10" style:family="text">
      <style:text-properties fo:color="#b2b2b2" style:text-position="-33% 58%"/>
    </style:style>
    <style:style style:name="T11" style:family="text">
      <style:text-properties fo:color="#b2b2b2" style:text-position="0% 100%" fo:font-size="15pt" style:font-size-asian="15pt" style:font-size-complex="15pt"/>
    </style:style>
    <style:style style:name="T12" style:family="text">
      <style:text-properties fo:color="#b2b2b2"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613cm" svg:height="1.613cm" svg:x="9.646cm" svg:y="13.5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613cm" svg:height="1.613cm" svg:x="15.399cm" svg:y="13.6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613cm" svg:height="1.613cm" svg:x="9.646cm" svg:y="9.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.613cm" svg:height="1.613cm" svg:x="15.399cm" svg:y="9.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3" draw:layer="layout" svg:x1="10.408cm" svg:y1="16.548cm" svg:x2="10.408cm" svg:y2="15.169cm">
          <text:p/>
        </draw:line>
        <draw:line draw:style-name="gr5" draw:text-style-name="P3" draw:layer="layout" svg:x1="16.25cm" svg:y1="16.802cm" svg:x2="16.25cm" svg:y2="15.269cm">
          <text:p/>
        </draw:line>
        <draw:line draw:style-name="gr6" draw:text-style-name="P3" draw:layer="layout" svg:x1="10.408cm" svg:y1="11.303cm" svg:x2="10.408cm" svg:y2="13.556cm">
          <text:p/>
        </draw:line>
        <draw:line draw:style-name="gr7" draw:text-style-name="P3" draw:layer="layout" svg:x1="16.25cm" svg:y1="11.303cm" svg:x2="16.25cm" svg:y2="13.656cm">
          <text:p/>
        </draw:line>
        <draw:line draw:style-name="gr7" draw:text-style-name="P3" draw:layer="layout" svg:x1="10.916cm" svg:y1="10.96cm" svg:x2="15.488cm" svg:y2="14.008cm">
          <text:p/>
        </draw:line>
        <draw:line draw:style-name="gr7" draw:text-style-name="P3" draw:layer="layout" svg:x1="15.742cm" svg:y1="10.96cm" svg:x2="10.916cm" svg:y2="14.008cm">
          <text:p/>
        </draw:line>
        <draw:frame draw:style-name="gr8" draw:text-style-name="P5" draw:layer="layout" svg:width="2.032cm" svg:height="1.702cm" svg:x="2.54cm" svg:y="11.738cm">
          <draw:text-box>
            <text:p text:style-name="P4"><text:span text:style-name="T1">W</text:span><text:span text:style-name="T2">11</text:span><text:span text:style-name="T3"> </text:span></text:p>
            <text:p text:style-name="P4"><text:span text:style-name="T3">= </text:span><text:span text:style-name="T3">1</text:span></text:p>
          </draw:text-box>
        </draw:frame>
        <draw:frame draw:style-name="gr9" draw:text-style-name="P5" draw:layer="layout" svg:width="3.41cm" svg:height="2.29cm" svg:x="5.757cm" svg:y="13.462cm">
          <draw:text-box>
            <text:p text:style-name="P4"><text:span text:style-name="T1">W</text:span><text:span text:style-name="T4">12</text:span></text:p>
            <text:p text:style-name="P4"><text:span text:style-name="T5">= threshold</text:span></text:p>
          </draw:text-box>
        </draw:frame>
        <draw:frame draw:style-name="gr10" draw:text-style-name="P7" draw:layer="layout" svg:width="3.048cm" svg:height="1.673cm" svg:x="8.884cm" svg:y="16.802cm">
          <draw:text-box>
            <text:p text:style-name="P6"><text:span text:style-name="T6">input</text:span></text:p>
          </draw:text-box>
        </draw:frame>
        <draw:frame draw:style-name="gr10" draw:text-style-name="P9" draw:layer="layout" svg:width="3.048cm" svg:height="1.673cm" svg:x="14.98cm" svg:y="16.802cm">
          <draw:text-box>
            <text:p text:style-name="P8"><text:span text:style-name="T7">input</text:span></text:p>
          </draw:text-box>
        </draw:frame>
        <draw:frame draw:style-name="gr10" draw:text-style-name="P7" draw:layer="layout" svg:width="5.334cm" svg:height="1.673cm" svg:x="18.034cm" svg:y="10.049cm">
          <draw:text-box>
            <text:p><text:span text:style-name="T6">hidden layer (h)</text:span></text:p>
          </draw:text-box>
        </draw:frame>
        <draw:frame draw:style-name="gr10" draw:text-style-name="P7" draw:layer="layout" svg:width="5.334cm" svg:height="1.673cm" svg:x="18.634cm" svg:y="14.159cm">
          <draw:text-box>
            <text:p><text:span text:style-name="T6">input layer (i)</text:span></text:p>
          </draw:text-box>
        </draw:frame>
        <draw:frame draw:style-name="gr10" draw:text-style-name="P7" draw:layer="layout" svg:width="5.334cm" svg:height="1.673cm" svg:x="18.034cm" svg:y="5.223cm">
          <draw:text-box>
            <text:p><text:span text:style-name="T6">output layer (o)</text:span></text:p>
          </draw:text-box>
        </draw:frame>
        <draw:frame draw:style-name="gr11" draw:text-style-name="P10" draw:layer="layout" svg:width="2.032cm" svg:height="0.962cm" svg:x="23.876cm" svg:y="12.03cm">
          <draw:text-box>
            <text:p>Wih</text:p>
          </draw:text-box>
        </draw:frame>
        <draw:frame draw:style-name="gr11" draw:text-style-name="P10" draw:layer="layout" svg:width="2.032cm" svg:height="0.962cm" svg:x="23.876cm" svg:y="7.404cm">
          <draw:text-box>
            <text:p>Who</text:p>
          </draw:text-box>
        </draw:frame>
        <draw:frame draw:style-name="gr12" draw:text-style-name="P10" draw:layer="layout" svg:width="2.794cm" svg:height="2.54cm" svg:x="23.622cm" svg:y="3.302cm">
          <draw:text-box>
            <text:p>Matrix</text:p>
          </draw:text-box>
        </draw:frame>
        <draw:line draw:style-name="gr13" draw:text-style-name="P11" draw:layer="layout" svg:x1="22.098cm" svg:y1="6.896cm" svg:x2="22.098cm" svg:y2="9.436cm">
          <text:p/>
        </draw:line>
        <draw:line draw:style-name="gr13" draw:text-style-name="P11" draw:layer="layout" svg:x1="22.152cm" svg:y1="11.468cm" svg:x2="22.152cm" svg:y2="14.008cm">
          <text:p/>
        </draw:line>
        <draw:custom-shape draw:style-name="gr3" draw:text-style-name="P1" draw:layer="layout" svg:width="1.613cm" svg:height="1.613cm" svg:x="9.69cm" svg:y="5.8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3" draw:layer="layout" svg:x1="10.452cm" svg:y1="7.493cm" svg:x2="10.452cm" svg:y2="9.746cm">
          <text:p/>
        </draw:line>
        <draw:line draw:style-name="gr7" draw:text-style-name="P3" draw:layer="layout" svg:x1="10.96cm" svg:y1="7.15cm" svg:x2="15.532cm" svg:y2="10.198cm">
          <text:p/>
        </draw:line>
        <draw:line draw:style-name="gr4" draw:text-style-name="P3" draw:layer="layout" svg:x1="10.452cm" svg:y1="5.935cm" svg:x2="10.452cm" svg:y2="4.556cm">
          <text:p/>
        </draw:line>
        <draw:frame draw:style-name="gr12" draw:text-style-name="P10" draw:layer="layout" svg:width="2.794cm" svg:height="2.54cm" svg:x="18.834cm" svg:y="3.302cm">
          <draw:text-box>
            <text:p>Layer</text:p>
          </draw:text-box>
        </draw:frame>
        <draw:line draw:style-name="gr6" draw:text-style-name="P3" draw:layer="layout" svg:x1="18.072cm" svg:y1="4.202cm" svg:x2="25.946cm" svg:y2="4.202cm">
          <text:p/>
        </draw:line>
        <draw:custom-shape draw:style-name="gr14" draw:text-style-name="P12" draw:layer="layout" svg:width="1.613cm" svg:height="1.613cm" svg:x="3.956cm" svg:y="13.51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2" draw:layer="layout" svg:width="1.613cm" svg:height="1.613cm" svg:x="3.956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3" draw:layer="layout" svg:x1="5.226cm" svg:y1="10.922cm" svg:x2="9.798cm" svg:y2="13.97cm">
          <text:p/>
        </draw:line>
        <draw:line draw:style-name="gr15" draw:text-style-name="P3" draw:layer="layout" svg:x1="10.052cm" svg:y1="10.922cm" svg:x2="5.226cm" svg:y2="13.97cm">
          <text:p/>
        </draw:line>
        <draw:line draw:style-name="gr15" draw:text-style-name="P3" draw:layer="layout" svg:x1="10.096cm" svg:y1="7.112cm" svg:x2="5.27cm" svg:y2="10.16cm">
          <text:p/>
        </draw:line>
        <draw:line draw:style-name="gr15" draw:text-style-name="P3" draw:layer="layout" svg:x1="4.826cm" svg:y1="11.265cm" svg:x2="4.826cm" svg:y2="13.518cm">
          <text:p/>
        </draw:line>
        <draw:frame draw:style-name="gr9" draw:text-style-name="P14" draw:layer="layout" svg:width="3.41cm" svg:height="2.29cm" svg:x="5.842cm" svg:y="7.87cm">
          <draw:text-box>
            <text:p text:style-name="P13"><text:span text:style-name="T8">threshold</text:span></text:p>
          </draw:text-box>
        </draw:frame>
        <draw:line draw:style-name="gr16" draw:text-style-name="P3" draw:layer="layout" svg:x1="4.826cm" svg:y1="16.465cm" svg:x2="4.826cm" svg:y2="15.086cm">
          <text:p/>
        </draw:line>
        <draw:frame draw:style-name="gr10" draw:text-style-name="P14" draw:layer="layout" svg:width="3.048cm" svg:height="1.673cm" svg:x="4.318cm" svg:y="16.764cm">
          <draw:text-box>
            <text:p text:style-name="P13"><text:span text:style-name="T9">-1</text:span></text:p>
          </draw:text-box>
        </draw:frame>
        <draw:frame draw:style-name="gr9" draw:text-style-name="P9" draw:layer="layout" svg:width="3.41cm" svg:height="2.29cm" svg:x="5.842cm" svg:y="10.918cm">
          <draw:text-box>
            <text:p text:style-name="P8"><text:span text:style-name="T7">W</text:span><text:span text:style-name="T10">21</text:span></text:p>
            <text:p text:style-name="P8"><text:span text:style-name="T11">= 0</text:span></text:p>
          </draw:text-box>
        </draw:frame>
        <draw:frame draw:style-name="gr9" draw:text-style-name="P16" draw:layer="layout" svg:width="3.41cm" svg:height="2.29cm" svg:x="14.116cm" svg:y="10.414cm">
          <draw:text-box>
            <text:p text:style-name="P15"><text:span text:style-name="T12">...</text:span></text:p>
          </draw:text-box>
        </draw:frame>
        <draw:frame draw:style-name="gr9" draw:text-style-name="P16" draw:layer="layout" svg:width="3.41cm" svg:height="2.29cm" svg:x="14.116cm" svg:y="14.512cm">
          <draw:text-box>
            <text:p text:style-name="P15"><text:span text:style-name="T12">...</text:span></text:p>
          </draw:text-box>
        </draw:frame>
        <draw:frame draw:style-name="gr9" draw:text-style-name="P16" draw:layer="layout" svg:width="3.41cm" svg:height="2.29cm" svg:x="14.116cm" svg:y="16.812cm">
          <draw:text-box>
            <text:p text:style-name="P15"><text:span text:style-name="T12">...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10:44:40.103559401</meta:creation-date>
    <dc:date>2018-11-09T11:00:57.209786519</dc:date>
    <meta:editing-duration>PT5M28S</meta:editing-duration>
    <meta:editing-cycles>2</meta:editing-cycles>
    <meta:generator>LibreOffice/5.1.6.2$Linux_X86_64 LibreOffice_project/10m0$Build-2</meta:generator>
    <meta:document-statistic meta:object-count="64"/>
  </office:meta>
</office:document-meta>
</file>